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Maple Mono" svg:font-family="'Maple Mono'" style:font-pitch="fixed"/>
  </office:font-face-decls>
  <office:automatic-styles>
    <style:style style:name="P1" style:family="paragraph" style:parent-style-name="Standard">
      <style:text-properties style:font-name="Maple Mono" officeooo:rsid="001c4d62" officeooo:paragraph-rsid="001c4d62"/>
    </style:style>
    <style:style style:name="P2" style:family="paragraph" style:parent-style-name="Standard">
      <style:text-properties style:font-name="Maple Mono" officeooo:rsid="001c4d62" officeooo:paragraph-rsid="001c4d62"/>
    </style:style>
    <style:style style:name="P3" style:family="paragraph" style:parent-style-name="Standard">
      <style:text-properties style:font-name="Maple Mono" officeooo:rsid="00219880" officeooo:paragraph-rsid="00219880"/>
    </style:style>
    <style:style style:name="P4" style:family="paragraph" style:parent-style-name="Standard">
      <style:text-properties style:font-name="Maple Mono" officeooo:rsid="002397e4" officeooo:paragraph-rsid="002397e4"/>
    </style:style>
    <style:style style:name="P5" style:family="paragraph" style:parent-style-name="Standard">
      <style:text-properties style:font-name="Maple Mono" officeooo:rsid="00254316" officeooo:paragraph-rsid="00254316"/>
    </style:style>
    <style:style style:name="T1" style:family="text">
      <style:text-properties officeooo:rsid="00239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xuality <text:span text:style-name="T1">| </text:span>Diet <text:span text:style-name="T1">| </text:span>Physique <text:span text:style-name="T1">| </text:span>Fittness <text:span text:style-name="T1">| </text:span>Apperance <text:span text:style-name="T1">| </text:span>Aestetic</text:p>
      <text:p text:style-name="P1"/>
      <text:p text:style-name="P3"/>
      <text:p text:style-name="P1"/>
      <text:p text:style-name="P1">Wake Up</text:p>
      <text:p text:style-name="P1"/>
      <text:p text:style-name="P1">Workout</text:p>
      <text:p text:style-name="P1">Shower</text:p>
      <text:p text:style-name="P1">Morning Routine</text:p>
      <text:p text:style-name="P1"/>
      <text:p text:style-name="P1">Meal 1</text:p>
      <text:p text:style-name="P1">Work/Study</text:p>
      <text:p text:style-name="P1">Meal 2</text:p>
      <text:p text:style-name="P1"/>
      <text:p text:style-name="P1">Training</text:p>
      <text:p text:style-name="P1">Shower</text:p>
      <text:p text:style-name="P1">Night Routine</text:p>
      <text:p text:style-name="P1"/>
      <text:p text:style-name="P1">Read</text:p>
      <text:p text:style-name="P1">Journal</text:p>
      <text:p text:style-name="P1">Meditate</text:p>
      <text:p text:style-name="P1"/>
      <text:p text:style-name="P1">Sleep</text:p>
      <text:p text:style-name="P1"/>
      <text:p text:style-name="P3"/>
      <text:p text:style-name="P1"/>
      <text:p text:style-name="P1">Alcohol 90</text:p>
      <text:p text:style-name="P1">Weed 49</text:p>
      <text:p text:style-name="P1"/>
      <text:p text:style-name="P3"/>
      <text:p text:style-name="P3"/>
      <text:p text:style-name="P3">Software | Hardware | Privacy | Security | <text:span text:style-name="T1">Technology</text:span></text:p>
      <text:p text:style-name="P3"/>
      <text:p text:style-name="P4">Alan Walker | TheFatRat</text:p>
      <text:p text:style-name="P4"/>
      <text:p text:style-name="P5">Laptop | Camera | Microphone | Headphones | Keyboard | Mouse | Monitor | SD Cards | Authentication Key | Hardware Wallet | SIM Cards | DATA-&gt;WIFI | Mini PC | Faraday Backpa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Maple Mono" svg:font-family="'Maple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34:38.467288672</meta:creation-date>
    <dc:date>2024-01-05T20:34:55.528341585</dc:date>
    <meta:editing-duration>PT3H5S</meta:editing-duration>
    <meta:editing-cycles>7</meta:editing-cycles>
    <meta:generator>LibreOffice/7.5.9.2$Linux_X86_64 LibreOffice_project/50$Build-2</meta:generator>
    <meta:document-statistic meta:table-count="0" meta:image-count="0" meta:object-count="0" meta:page-count="1" meta:paragraph-count="20" meta:word-count="80" meta:character-count="436" meta:non-whitespace-character-count="376"/>
  </office:meta>
</office:document-meta>
</file>